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10:13</meta:creation-date>
    <dc:date>2015-10-01T00:10:13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tick-marks-minor-outer="true" chart:tick-marks-major-inner="false" chart:visible="true" chart:link-data-style-to-source="true" chart:tick-marks-major-outer="true" chart:logarithmic="true" chart:display-label="true" chart:tick-marks-minor-inner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GMi0">
      <style:graphic-properties draw:fill="none" draw:stroke="dash" draw:stroke-dash="a4" svg:stroke-width="0.01042in" svg:stroke-color="#000000" svg:stroke-opacity="100%" draw:stroke-linejoin="round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3" text:class-names="" text:cond-style-name="">Unittest Y Axis (degK, degR)</text:p>
            </chart:title>
            <chart:grid chart:class="major" chart:style-name="GMa1"/>
          </chart:axis>
          <chart:series chart:label-cell-address="Alt_Data.$C$1" chart:values-cell-range-address="Alt_Data.$C$3:.$C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